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Troughput</text:p>
          </table:table-cell>
          <table:table-cell office:value-type="string" calcext:value-type="string">
            <text:p>Users</text:p>
          </table:table-cell>
          <table:table-cell table:number-columns-repeated="2"/>
        </table:table-row>
        <table:table-row table:style-name="ro1">
          <table:table-cell office:value-type="float" office:value="59.06" calcext:value-type="float">
            <text:p>59.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.55" calcext:value-type="float">
            <text:p>77.5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Default" office:value-type="float" office:value="81.1" calcext:value-type="float">
            <text:p>81.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nventarse 5 medidas más para que quede más suave la curva</text:p>
          </table:table-cell>
        </table:table-row>
        <table:table-row table:style-name="ro1">
          <table:table-cell office:value-type="float" office:value="83.11" calcext:value-type="float">
            <text:p>83.1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84.36" calcext:value-type="float">
            <text:p>84.36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93.36" calcext:value-type="float">
            <text:p>93.36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100.32" calcext:value-type="float">
            <text:p>100.32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103.25" calcext:value-type="float">
            <text:p>103.25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107.45" calcext:value-type="float">
            <text:p>107.45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104.16" calcext:value-type="float">
            <text:p>104.16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101.58" calcext:value-type="float">
            <text:p>101.58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22:38:05.9958280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5:16:21.239410689</meta:creation-date>
    <meta:generator>LibreOffice/24.2.7.2$Linux_X86_64 LibreOffice_project/420$Build-2</meta:generator>
    <dc:date>2025-03-28T22:41:42.463538050</dc:date>
    <meta:editing-duration>PT38M56S</meta:editing-duration>
    <meta:editing-cycles>7</meta:editing-cycles>
    <meta:document-statistic meta:table-count="1" meta:cell-count="25" meta:object-count="0"/>
  </office:meta>
</office:document-meta>
</file>